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3,682,062,249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2,895,153,160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,721,994,676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1,335,179,562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2,435,416,060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2,043,276,397.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3,042,007,432.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2,523,402,328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,431,334,447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8,938,868,165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8,607,475,308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839,526,451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8,001,779,551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7,248,394,160.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609,198,832.8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926,471,294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,349,184,760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557,333,364.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922,247,989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868,541,599.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873,098,656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4,154,955,685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989,208,66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/00/0000</text:date>, <text:time style:data-style-name="N2" text:time-value="18:12:02.79133118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15:38.754134223</dc:date>
    <meta:editing-duration>PT5H7M4S</meta:editing-duration>
    <meta:editing-cycles>117</meta:editing-cycles>
    <meta:generator>LibreOffice/7.2.6.2$Linux_X86_64 LibreOffice_project/20$Build-2</meta:generator>
    <meta:document-statistic meta:table-count="1" meta:cell-count="48" meta:object-count="0"/>
  </office:meta>
</office:document-meta>
</file>